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1.558cm" style:rel-column-width="5999*"/>
    </style:style>
    <style:style style:name="Таблица1.B" style:family="table-column">
      <style:table-column-properties style:column-width="3.362cm" style:rel-column-width="12950*"/>
    </style:style>
    <style:style style:name="Таблица1.C" style:family="table-column">
      <style:table-column-properties style:column-width="3.493cm" style:rel-column-width="13453*"/>
    </style:style>
    <style:style style:name="Таблица1.D" style:family="table-column">
      <style:table-column-properties style:column-width="2.646cm" style:rel-column-width="10192*"/>
    </style:style>
    <style:style style:name="Таблица1.E" style:family="table-column">
      <style:table-column-properties style:column-width="2.776cm" style:rel-column-width="10694*"/>
    </style:style>
    <style:style style:name="Таблица1.F" style:family="table-column">
      <style:table-column-properties style:column-width="3.179cm" style:rel-column-width="1224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/>
      <style:text-properties fo:color="#000000" fo:font-size="14pt" fo:language="ru" fo:country="RU" fo:font-style="italic" fo:font-weight="bold" style:font-size-asian="14pt" style:font-style-asian="italic" style:font-weight-asian="bold" style:font-size-complex="14pt"/>
    </style:style>
    <style:style style:name="P9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text-underline-style="none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.3cm" fo:text-align="end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fo:language="ru" fo:country="RU"/>
    </style:style>
    <style:style style:name="P23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4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margin-left="0cm" fo:margin-right="0cm" fo:margin-top="0.3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ф. ГПО-06 </text:span><text:span text:style-name="T1">Дополненная</text:span></text:p>
      <text:p text:style-name="P7"/>
      <text:p text:style-name="P6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профессионального образования</text:p>
      <text:p text:style-name="P5">«ТОМСКИЙ ГОСУДАРСТВЕННЫЙ УНИВЕРСИТЕТ СИСТЕМ УПРАВЛЕНИЯ И РАДИОЭЛЕКТРОНИКИ» (ТУСУР)</text:p>
      <text:p text:style-name="P1"/>
      <text:p text:style-name="P8">Групповое проектное обучение</text:p>
      <text:p text:style-name="P1"/>
      <text:p text:style-name="P3">УТВЕРЖДАЮ</text:p>
      <text:p text:style-name="P15"><text:span text:style-name="T3">Зав. кафедрой</text:span> ${doc.chair_abbr}</text:p>
      <text:p text:style-name="P15">___________________ ${doc.chair_chief}</text:p>
      <text:p text:style-name="P2">«___» _______________ 20__ г.</text:p>
      <text:p text:style-name="P2"/>
      <text:p text:style-name="P1"/>
      <text:p text:style-name="P1">ТЕХНИЧЕСКОЕ ЗАДАНИЕ</text:p>
      <text:p text:style-name="P5">на выполнение инновационного проекта № ${doc.cipher}</text:p>
      <text:p text:style-name="P5"/>
      <text:list xml:id="list2488274912" text:style-name="L1">
        <text:list-item>
          <text:p text:style-name="P23">Основание для выполнения проекта: приказ от ${doc.opened_order_approved_at} № ${doc.opened_order_number}</text:p>
        </text:list-item>
        <text:list-item>
          <text:p text:style-name="P23">Направление реализации проекта: ${doc.theme_name}</text:p>
        </text:list-item>
        <text:list-item>
          <text:p text:style-name="P23">Наименование проекта: ${doc.title}</text:p>
        </text:list-item>
        <text:list-item>
          <text:p text:style-name="P23">Наименование организации заказчика (заинтересованные структуры):</text:p>
        </text:list-item>
      </text:list>
      <text:p text:style-name="P9">${doc.stakeholders}</text:p>
      <text:list xml:id="list1971872229" text:continue-numbering="true" text:style-name="L1">
        <text:list-item>
          <text:p text:style-name="P24">Цель проекта:</text:p>
        </text:list-item>
      </text:list>
      <text:p text:style-name="P11">${doc.goal}</text:p>
      <text:list xml:id="list1764499579" text:continue-numbering="true" text:style-name="L1">
        <text:list-item>
          <text:p text:style-name="P23">Показатели назначения (технические, научные, экономические и пр.):</text:p>
        </text:list-item>
      </text:list>
      <text:p text:style-name="P12">${doc.purpose}</text:p>
      <text:list xml:id="list197706039" text:continue-numbering="true" text:style-name="L1">
        <text:list-item>
          <text:p text:style-name="P23">Основные характеристики:</text:p>
          <text:p text:style-name="P23">${doc.features}</text:p>
        </text:list-item>
        <text:list-item>
          <text:p text:style-name="P24">Исходные данные для проектирования:</text:p>
        </text:list-item>
      </text:list>
      <text:p text:style-name="P11">${doc.source_data}</text:p>
      <text:list xml:id="list1647630410" text:continue-numbering="true" text:style-name="L1">
        <text:list-item>
          <text:p text:style-name="P24">Источники финансирования и материального обеспечения проекта:</text:p>
        </text:list-item>
      </text:list>
      <text:p text:style-name="P10">${doc.funds_sources}</text:p>
      <text:list xml:id="list141826570" text:continue-numbering="true" text:style-name="L1">
        <text:list-item>
          <text:p text:style-name="P24">Руководитель проекта: ${doc.chief}</text:p>
        </text:list-item>
        <text:list-item>
          <text:p text:style-name="P24">Ответственный исполнитель проекта:</text:p>
        </text:list-item>
      </text:list>
      <text:p text:style-name="P10"><text:soft-page-break/><text:tab/><text:tab/><text:tab/><text:span text:style-name="T6"><text:tab/><text:tab/><text:tab/><text:tab/><text:tab/><text:tab/><text:tab/></text:span></text:p>
      <text:p text:style-name="P10">Члены проектной группы:</text:p>
      <text:p text:style-name="P13">[#list doc.participants.participant as participant]<text:tab/><text:tab/><text:tab/>${participant.name} гр. ${participant.edu_group}</text:p>
      <text:p text:style-name="P13">[/#list]</text:p>
      <text:list xml:id="list430793385" text:continue-numbering="true" text:style-name="L1">
        <text:list-item>
          <text:p text:style-name="P25">Консультант: <text:span text:style-name="T6"><text:tab/><text:tab/><text:tab/><text:tab/><text:tab/><text:tab/><text:tab/><text:tab/><text:tab/><text:tab/></text:span></text:p>
        </text:list-item>
        <text:list-item>
          <text:p text:style-name="P23"><text:span text:style-name="T4">Место выполнения проекта (лаборатория ГПО, СКБ, НИИ, бизнес-инкубатор и т.д.): </text:span><text:span text:style-name="T5"><text:tab/><text:tab/><text:tab/><text:tab/><text:tab/><text:tab/><text:tab/><text:tab/><text:tab/><text:tab/></text:span></text:p>
        </text:list-item>
        <text:list-item>
          <text:p text:style-name="P24">Календарный план выполнения проекта</text:p>
        </text:list-item>
      </text:list>
      <text:p text:style-name="P10">Состав и содержание работ по созданию (развитию) объекта разработки и вводу в эксплуатаци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9">№ этапа</text:p>
          </table:table-cell>
          <table:table-cell table:style-name="Таблица1.A1" table:number-rows-spanned="2" office:value-type="string">
            <text:p text:style-name="P19">Наименование этапа</text:p>
          </table:table-cell>
          <table:table-cell table:style-name="Таблица1.A1" table:number-rows-spanned="2" office:value-type="string">
            <text:p text:style-name="P19">Содержание работы</text:p>
          </table:table-cell>
          <table:table-cell table:style-name="Таблица1.A1" table:number-columns-spanned="2" office:value-type="string">
            <text:p text:style-name="P19">Сроки выполнения</text:p>
          </table:table-cell>
          <table:covered-table-cell/>
          <table:table-cell table:style-name="Таблица1.F1" table:number-rows-spanned="2" office:value-type="string">
            <text:p text:style-name="P19">Чем заканчивается этап</text:p>
          </table:table-cell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9">Начало</text:p>
          </table:table-cell>
          <table:table-cell table:style-name="Таблица1.D2" office:value-type="string">
            <text:p text:style-name="P19">Окончание</text:p>
          </table:table-cell>
          <table:covered-table-cell/>
        </table:table-row>
        <table:table-row>
          <table:table-cell table:style-name="Таблица1.D2" office:value-type="string">
            <text:p text:style-name="Table_20_Contents"><text:script script:language="jooscript">@table:table-row
[#list doc.stages.stage as s]</text:script> ${s_index + 1}</text:p>
          </table:table-cell>
          <table:table-cell table:style-name="Таблица1.D2" office:value-type="string">
            <text:p text:style-name="Table_20_Contents">${s.title}</text:p>
          </table:table-cell>
          <table:table-cell table:style-name="Таблица1.D2" office:value-type="string">
            <text:p text:style-name="Table_20_Contents">${s.activity}</text:p>
          </table:table-cell>
          <table:table-cell table:style-name="Таблица1.D2" office:value-type="string">
            <text:p text:style-name="P21">${s.start}</text:p>
          </table:table-cell>
          <table:table-cell table:style-name="Таблица1.D2" office:value-type="string">
            <text:p text:style-name="Table_20_Contents">${s.finish}</text:p>
          </table:table-cell>
          <table:table-cell table:style-name="Таблица1.F3" office:value-type="string">
            <text:p text:style-name="Table_20_Contents">${s.results}<text:script script:language="jooscript">@/table:table-row
[/#list]</text:script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Руководитель проекта:</text:p>
            <text:p text:style-name="P20"/>
            <text:p text:style-name="P17">____________ ${doc.chief_name}</text:p>
            <text:p text:style-name="P20"/>
            <text:p text:style-name="P16">«____» ______________ 20___ г.</text:p>
            <text:p text:style-name="P18"/>
          </table:table-cell>
          <table:table-cell table:style-name="Таблица3.A1" office:value-type="string">
            <text:p text:style-name="P16">Члены проектной группы:</text:p>
            <text:p text:style-name="P20"/>
            <text:p text:style-name="P13">[#list doc.participants.participant as p]</text:p>
            <text:p text:style-name="P14">_____ ${p.name}</text:p>
            <text:p text:style-name="P13">[/#list]</text:p>
            <text:p text:style-name="P20"/>
            <text:p text:style-name="P16">«____» ______________ 20___ г.</text:p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vid</meta:initial-creator>
    <meta:creation-date>2007-06-15T00:05:44</meta:creation-date>
    <dc:date>2013-01-21T16:31:50</dc:date>
    <dc:language>en-AU</dc:language>
    <meta:editing-cycles>521</meta:editing-cycles>
    <meta:editing-duration>PT6H43M32S</meta:editing-duration>
    <dc:creator>Dmitry Lihachev</dc:creator>
    <meta:document-statistic meta:table-count="2" meta:image-count="0" meta:object-count="0" meta:page-count="2" meta:paragraph-count="58" meta:word-count="196" meta:character-count="1192" meta:non-whitespace-character-count="1695"/>
    <meta:user-defined meta:name="Info 1"/>
    <meta:user-defined meta:name="Info 2"/>
    <meta:user-defined meta:name="Info 3"/>
    <meta:user-defined meta:name="Info 4"/>
  </office:meta>
</office:document-meta>
</file>